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text-properties fo:language="de" fo:country="DE"/>
    </style:style>
    <style:style style:name="P2" style:family="paragraph" style:parent-style-name="Standard">
      <style:paragraph-properties fo:line-height="115%">
        <style:tab-stops/>
      </style:paragraph-properties>
      <style:text-properties fo:language="de" fo:country="DE"/>
    </style:style>
    <style:style style:name="P3" style:family="paragraph" style:parent-style-name="Standard">
      <style:paragraph-properties fo:orphans="0" fo:widows="0"/>
      <style:text-properties fo:color="#000000" loext:opacity="100%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act_20_info">
      <style:text-properties fo:language="de" fo:country="DE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Heading_20_1" style:master-page-name="First_20_Page">
      <style:paragraph-properties style:page-number="auto"/>
      <style:text-properties fo:text-transform="uppercase" fo:color="#000000" loext:opacity="100%" style:font-name="Century Gothic" fo:font-size="12pt" fo:letter-spacing="0.071cm" fo:language="fr" fo:country="FR" fo:font-weight="bold" officeooo:rsid="00129b2b" officeooo:paragraph-rsid="00129b2b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List_20_Paragraph" style:list-style-name="WWNum1">
      <style:paragraph-properties fo:margin-left="0.635cm" fo:margin-right="0cm" fo:text-indent="0cm" style:auto-text-indent="false"/>
    </style:style>
    <style:style style:name="P10" style:family="paragraph" style:parent-style-name="List_20_Paragraph" style:list-style-name="WWNum1">
      <style:paragraph-properties fo:margin-left="0.635cm" fo:margin-right="0cm" fo:text-indent="0cm" style:auto-text-indent="false"/>
      <style:text-properties fo:language="de" fo:country="DE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Standard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0a384"/>
    </style:style>
    <style:style style:name="T3" style:family="text">
      <style:text-properties fo:language="fr" fo:country="FR"/>
    </style:style>
    <style:style style:name="T4" style:family="text">
      <style:text-properties officeooo:rsid="0010a384"/>
    </style:style>
    <style:style style:name="T5" style:family="text">
      <style:text-properties officeooo:rsid="00123d27"/>
    </style:style>
    <style:style style:name="T6" style:family="text">
      <style:text-properties officeooo:rsid="00129b2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ortrait</text:h>
      <text:p text:style-name="P11"><text:span text:style-name="T6">[SHORT_DESCRIPTION]</text:span></text:p>
      <text:h text:style-name="P7" text:outline-level="1">Erfahrung</text:h>
      <text:p text:style-name="Standard"><text:span text:style-name="Green_20_Expanded"><text:span text:style-name="T1">Accountant, Piscataway</text:span></text:span><text:span text:style-name="T1"><text:tab/>Juni ’08 - Heute</text:span></text:p>
      <text:list xml:id="list3264373931" text:style-name="WWNum1">
        <text:list-item>
          <text:p text:style-name="P9"><text:span text:style-name="T1">Donecmetus massa, mollis vel, tempusplacerat, vestibulumcondimentum, ligula. Nunc lacusmetus, posuereeget, lacinia eu, variusquis, libero. </text:span>Aliquam nonummy adipiscing augue. <text:span text:style-name="T1">Lorem ipsum dolor sit amet, consectetuer adipiscing elit.</text:span></text:p>
        </text:list-item>
        <text:list-item>
          <text:p text:style-name="P10">Maecenas porttitor congue massa. Fusce posuere, magna sed pulvinar ultricies, purus lectus malesuada libero, sit amet commodo magna eros quis urna. Nunc viverra imperdiet enim.</text:p>
        </text:list-item>
        <text:list-item>
          <text:p text:style-name="P9"><text:span text:style-name="T3">Fusce est. Vivamus a tellus. Pellentesque habitant morbi tristique senectus et netus et malesuadafamesacturpisegestas. </text:span>Proin pharetra nonummy pede. <text:span text:style-name="T1">Mauris et orci.</text:span></text:p>
        </text:list-item>
      </text:list>
      <text:p text:style-name="Standard"><text:span text:style-name="Green_20_Expanded">Staff Accountant, East Brunswick</text:span><text:tab/>Juni ’07 – Mai ‘08</text:p>
      <text:list xml:id="list63907774996282" text:continue-numbering="true" text:style-name="WWNum1">
        <text:list-item>
          <text:p text:style-name="P9">Donechendrerit, felisetimperdieteuismod, purusipsumpretiummetus, in lacinianullanislegetsapien. Donecutest in lectusconsequatconsequat. Etiameget dui. Aliquameratvolutpat. Sedanlorem in nuncportatristique. Proin nec augue. Quisque aliquam tempor magna.</text:p>
        </text:list-item>
        <text:list-item>
          <text:p text:style-name="P9"><text:span text:style-name="T3">Pellentesque habitant morbi tristique senectus et netus et malesuadafamesacturpisegestas. </text:span>Nunc ac magna. Maecenas odio dolor, vulputatevel, auctor ac, accumsan id, felis.</text:p>
        </text:list-item>
        <text:list-item>
          <text:p text:style-name="P9">Pellentesqueporttitor, velitlaciniaegestasauctor, diam erostempusarcu, nec vulputateaugue magna velrisus. <text:span text:style-name="T3">Cras non magna vel ante adipiscingrhoncus. Vivamus a mi. Morbineque. Aliquam erat volutpat. Integerultriceslobortiseros.</text:span></text:p>
        </text:list-item>
      </text:list>
      <text:h text:style-name="P7" text:outline-level="1">Ausbildung</text:h>
      <text:p text:style-name="Standard"><text:span text:style-name="Green_20_Expanded"><text:span text:style-name="T1">Name der Universität</text:span></text:span><text:span text:style-name="T1"><text:tab/>2008 - 2010</text:span></text:p>
      <text:p text:style-name="P12">Name des Abschluss / Diploms</text:p>
      <text:p text:style-name="Standard"><text:span text:style-name="Green_20_Expanded"><text:span text:style-name="T1">Name der Universität</text:span></text:span><text:span text:style-name="T1"><text:tab/>2001 - 2005</text:span></text:p>
      <text:p text:style-name="P12">Name des Abschluss / Diploms</text:p>
      <text:h text:style-name="Heading_20_1" text:outline-level="1">Fähigkeiten</text:h>
      <text:p text:style-name="Standard">Class aptenttacitisociosquadlitoratorquent per conubia nostra, per inceptoshymenaeos. Donec ullamc orp erfrin gillaeros. Fusce in sap ieneu pur usd apibusc ommodo. <text:span text:style-name="T3">Cum soc iisnatoq uepenatibus et magnisd ispa rturient montes, nascetur ridiculus mus. </text:span>Cras faucibus condim entum odio.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start" style:justify-single-word="false" fo:orphans="2" fo:widows="2" style:writing-mode="lr-tb">
        <style:tab-stops>
          <style:tab-stop style:position="13.494cm"/>
        </style:tab-stops>
      </style:paragraph-properties>
      <style:text-properties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style:contextual-spacing="false" fo:keep-together="always" fo:padding-left="0cm" fo:padding-right="0cm" fo:padding-top="0cm" fo:padding-bottom="0.212cm" fo:border-left="none" fo:border-right="none" fo:border-top="none" fo:border-bottom="1.5pt solid #64a73b" fo:keep-with-next="always"/>
      <style:text-properties fo:text-transform="uppercase" fo:color="#000000" loext:opacity="100%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font-size="30pt" style:font-size-asian="30pt" style:font-size-complex="30pt"/>
    </style:style>
    <style:style style:name="Contact_20_Details" style:display-name="Contact Details" style:family="paragraph" style:parent-style-name="Standard" style:default-outline-level="">
      <style:paragraph-properties fo:margin-top="0cm" fo:margin-bottom="0cm" style:contextual-spacing="false"/>
      <style:text-properties fo:font-size="9pt" fo:font-weight="bold" style:font-size-asian="9pt" style:font-weight-asian="bold" style:font-size-complex="9pt"/>
    </style:style>
    <style:style style:name="Initial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color="#a9122a" loext:opacity="100%" fo:font-size="53pt" fo:font-weight="bold" style:font-size-asian="53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635cm" fo:margin-right="0cm" fo:margin-top="0cm" fo:margin-bottom="0.353cm" style:contextual-spacing="true" fo:text-indent="0cm" style:auto-text-indent="false"/>
    </style:style>
    <style:style style:name="Contact_20_info" style:display-name="Contact info" style:family="paragraph" style:parent-style-name="Standard" style:default-outline-level="">
      <style:paragraph-properties fo:margin-top="0.176cm" fo:margin-bottom="0cm" style:contextual-spacing="false"/>
      <style:text-properties fo:color="#808080" loext:opacity="100%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Century Gothic" fo:font-family="'Century Gothic'" style:font-family-generic="roman" style:font-pitch="variable" fo:font-size="30pt" style:font-name-asian="Century Gothic1" style:font-family-asian="'Century Gothic'" style:font-family-generic-asian="system" style:font-pitch-asian="variable" style:font-size-asian="30pt" style:font-name-complex="Times New Roman" style:font-family-complex="'Times New Roman'" style:font-family-generic-complex="system" style:font-pitch-complex="variable" style:font-size-complex="3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Green_20_Expanded" style:display-name="Green Expanded" style:family="text" style:parent-style-name="Default_20_Paragraph_20_Font">
      <style:text-properties fo:text-transform="uppercase" fo:color="#64a73b" loext:opacity="100%" fo:letter-spacing="0.035cm"/>
    </style:style>
    <style:style style:name="Name_20_Initials" style:display-name="Name Initials" style:family="text" style:parent-style-name="Default_20_Paragraph_20_Font">
      <style:text-properties fo:color="#ffffff" loext:opacity="100%" fo:font-size="48pt" fo:background-color="#64a73b" style:font-size-asian="48pt" loext:padding="0cm" loext:border="6.01pt solid #dff0d4" loext:shadow="none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241cm" fo:margin-left="-0.191cm" fo:margin-top="0cm" fo:margin-bottom="0cm" table:align="left" style:writing-mode="lr-tb"/>
    </style:style>
    <style:style style:name="Table1.A" style:family="table-column">
      <style:table-column-properties style:column-width="17.972cm"/>
    </style:style>
    <style:style style:name="Table1.B" style:family="table-column">
      <style:table-column-properties style:column-width="1.268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64a73b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Contact_20_info">
      <style:text-properties fo:language="de" fo:country="DE"/>
    </style:style>
    <style:style style:name="MP2" style:family="paragraph" style:parent-style-name="Frame_20_contents">
      <style:text-properties fo:language="de" fo:country="DE"/>
    </style:style>
    <style:style style:name="MP3" style:family="paragraph" style:parent-style-name="Standard">
      <style:paragraph-properties fo:orphans="0" fo:widows="0"/>
      <style:text-properties fo:color="#000000" loext:opacity="100%"/>
    </style:style>
    <style:style style:name="MP4" style:family="paragraph" style:parent-style-name="Standard">
      <style:paragraph-properties fo:orphans="0" fo:widows="0"/>
    </style:style>
    <style:style style:name="MT1" style:family="text">
      <style:text-properties fo:language="de" fo:country="DE" officeooo:rsid="0010a384"/>
    </style:style>
    <style:style style:name="MT2" style:family="text">
      <style:text-properties officeooo:rsid="0010a384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0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Hans Becker: Lebenslauf</text:p>
            </table:table-cell>
            <table:table-cell table:style-name="Table1.B1" office:value-type="string">
              <text:p text:style-name="MP4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><draw:frame draw:style-name="Mfr1" draw:name="Rahmen1" text:anchor-type="char" svg:x="2.849cm" svg:y="0.143cm" svg:width="16.127cm" svg:height="2.133cm" draw:z-index="0"><draw:text-box><text:p text:style-name="Title"><text:span text:style-name="Titel_20_Zchn"><text:span text:style-name="MT1">[NAME]</text:span></text:span></text:p><text:p text:style-name="MP1"><text:span text:style-name="MT2">[PHONE]</text:span> – <text:span text:style-name="MT2">[EMAIL]</text:span></text:p><text:p text:style-name="MP2"/></draw:text-box></draw:frame><text:span text:style-name="Name_20_Initials">[INI]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5</meta:editing-cycles>
    <meta:creation-date>2014-05-26T16:32:00</meta:creation-date>
    <dc:date>2021-09-21T06:39:06.095777218</dc:date>
    <dc:language>de-CH</dc:language>
    <meta:editing-duration>PT1M24S</meta:editing-duration>
    <meta:generator>LibreOffice/7.2.0.4$Linux_X86_64 LibreOffice_project/ce769e3009755dcf0082844e386f5dca4c8ecb2f</meta:generator>
    <meta:document-statistic meta:table-count="1" meta:image-count="0" meta:object-count="0" meta:page-count="2" meta:paragraph-count="23" meta:word-count="228" meta:character-count="1824" meta:non-whitespace-character-count="1623"/>
    <meta:user-defined meta:name="AppVersion">16.0000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765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